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56f" officeooo:paragraph-rsid="0019f56f"/>
    </style:style>
    <style:style style:name="P2" style:family="paragraph" style:parent-style-name="Standard">
      <style:text-properties officeooo:rsid="001a1d21" officeooo:paragraph-rsid="001a1d21"/>
    </style:style>
    <style:style style:name="P3" style:family="paragraph" style:parent-style-name="Standard">
      <style:text-properties officeooo:rsid="001bd342" officeooo:paragraph-rsid="001bd342"/>
    </style:style>
    <style:style style:name="P4" style:family="paragraph" style:parent-style-name="Standard">
      <style:text-properties officeooo:rsid="001d24f5" officeooo:paragraph-rsid="001d24f5"/>
    </style:style>
    <style:style style:name="P5" style:family="paragraph" style:parent-style-name="Standard">
      <style:text-properties officeooo:rsid="001ebe13" officeooo:paragraph-rsid="001ebe13"/>
    </style:style>
    <style:style style:name="P6" style:family="paragraph" style:parent-style-name="Standard">
      <style:text-properties officeooo:rsid="001f9252" officeooo:paragraph-rsid="001f9252"/>
    </style:style>
    <style:style style:name="P7" style:family="paragraph" style:parent-style-name="Standard">
      <style:text-properties officeooo:rsid="001fd7fb" officeooo:paragraph-rsid="001fd7fb"/>
    </style:style>
    <style:style style:name="P8" style:family="paragraph" style:parent-style-name="Standard">
      <style:text-properties officeooo:rsid="001fd7fb" officeooo:paragraph-rsid="0020f4c0"/>
    </style:style>
    <style:style style:name="P9" style:family="paragraph" style:parent-style-name="Standard">
      <style:text-properties officeooo:rsid="0020bdf6" officeooo:paragraph-rsid="0020bdf6"/>
    </style:style>
    <style:style style:name="P10" style:family="paragraph" style:parent-style-name="Standard">
      <style:text-properties officeooo:rsid="0020f4c0" officeooo:paragraph-rsid="0020f4c0"/>
    </style:style>
    <style:style style:name="P11" style:family="paragraph" style:parent-style-name="Standard">
      <style:text-properties fo:font-weight="bold" officeooo:rsid="0020f4c0" officeooo:paragraph-rsid="0020f4c0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20f4c0" officeooo:paragraph-rsid="0020f4c0" style:font-weight-asian="bold" style:font-weight-complex="bold"/>
    </style:style>
    <style:style style:name="T1" style:family="text">
      <style:text-properties officeooo:rsid="001d24f5"/>
    </style:style>
    <style:style style:name="T2" style:family="text">
      <style:text-properties officeooo:rsid="001f9252"/>
    </style:style>
    <style:style style:name="T3" style:family="text">
      <style:text-properties officeooo:rsid="001fd7fb"/>
    </style:style>
    <style:style style:name="T4" style:family="text">
      <style:text-properties officeooo:rsid="00228573"/>
    </style:style>
    <style:style style:name="T5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ethod GET</text:p>
      <text:p text:style-name="P10">Получение данных о всех опросах: </text:p>
      <text:p text:style-name="P8">Request URL:<text:a xlink:type="simple" xlink:href="http://127.0.0.1:8000/api/" text:style-name="Internet_20_link" text:visited-style-name="Visited_20_Internet_20_Link">http://127.0.0.1:8000/api/</text:a></text:p>
      <text:p text:style-name="P10">Получение данных о всех вопросах</text:p>
      <text:p text:style-name="P10"><text:span text:style-name="T3">Request URL:</text:span><text:a xlink:type="simple" xlink:href="http://127.0.0.1:8000/api/questions/" text:style-name="Internet_20_link" text:visited-style-name="Visited_20_Internet_20_Link">http://127.0.0.1:8000/api/questions/</text:a></text:p>
      <text:p text:style-name="P10">Получение данных о всех вариантах ответов на вопрос (<text:span text:style-name="T4">только если тип вопроса не предусматриивает в качестве ответа пользовательский воод)</text:span></text:p>
      <text:p text:style-name="P10">http://127.0.0.1:8000/api/questions/choices/<text:span text:style-name="T4">&lt;int:ok&gt;</text:span></text:p>
      <text:p text:style-name="P11">Method POST</text:p>
      <text:p text:style-name="P7">Cоздание опроса:</text:p>
      <text:p text:style-name="P7">Request URL:<text:a xlink:type="simple" xlink:href="http://127.0.0.1:8000/api/" text:style-name="Internet_20_link" text:visited-style-name="Visited_20_Internet_20_Link">http://127.0.0.1:8000/api/</text:a></text:p>
      <text:p text:style-name="P7">{</text:p>
      <text:p text:style-name="P7">"polls": </text:p>
      <text:p text:style-name="P7"><text:s text:c="2"/>{</text:p>
      <text:p text:style-name="P7"/>
      <text:p text:style-name="P7">"poll_name": "TEST Creation",</text:p>
      <text:p text:style-name="P7">"start_date": "2020-09-01",</text:p>
      <text:p text:style-name="P7">"end_date": "2020-11-10",</text:p>
      <text:p text:style-name="P7">"description": "Test"</text:p>
      <text:p text:style-name="P7">}</text:p>
      <text:p text:style-name="P7"><text:s text:c="2"/>}</text:p>
      <text:p text:style-name="P1">Создание <text:span text:style-name="T5">вопроса</text:span>:</text:p>
      <text:p text:style-name="P2">REQUEST URL : http://127.0.0.1:8000/api/questions/</text:p>
      <text:p text:style-name="P1">{</text:p>
      <text:p text:style-name="P1"><text:s text:c="4"/>"questions": </text:p>
      <text:p text:style-name="P1"><text:s text:c="8"/>{</text:p>
      <text:p text:style-name="P1"><text:s text:c="12"/>"question_text": "TEST QUESTIONS",</text:p>
      <text:p text:style-name="P1"><text:s text:c="12"/>"question_type": "CM",</text:p>
      <text:p text:style-name="P1"><text:s text:c="12"/>"belong_to_poll": 7</text:p>
      <text:p text:style-name="P1"><text:s text:c="8"/>}</text:p>
      <text:p text:style-name="P1">}</text:p>
      <text:p text:style-name="P3">Создание варианта для <text:span text:style-name="T1">вопроса, (только если </text:span><text:span text:style-name="T2">ответ на вопрос</text:span><text:span text:style-name="T1"> не требует введения текста пользователем):</text:span></text:p>
      <text:p text:style-name="P4">REQUSET_URL: <text:a xlink:type="simple" xlink:href="http://127.0.0.1:8000/api/questions/choices/" text:style-name="Internet_20_link" text:visited-style-name="Visited_20_Internet_20_Link">http://127.0.0.1:8000/api/questions/choices/</text:a></text:p>
      <text:p text:style-name="P4">{</text:p>
      <text:p text:style-name="P4"><text:s text:c="4"/>"choices": </text:p>
      <text:p text:style-name="P4"><text:s text:c="8"/>{</text:p>
      <text:p text:style-name="P4"><text:s text:c="12"/>"choice_text": "TPIPA",</text:p>
      <text:p text:style-name="P4"><text:s text:c="12"/>"belong_to_question": 2</text:p>
      <text:p text:style-name="P4"><text:s text:c="8"/>}</text:p>
      <text:p text:style-name="P4"><text:s text:c="6"/>}</text:p>
      <text:p text:style-name="P11"/>
      <text:p text:style-name="P12">Method PUT</text:p>
      <text:p text:style-name="P5">Изменение опроса:</text:p>
      <text:p text:style-name="P5">request url: <text:a xlink:type="simple" xlink:href="http://127.0.0.1:8000/api/" text:style-name="Internet_20_link" text:visited-style-name="Visited_20_Internet_20_Link">http://127.0.0.1:8000/api/</text:a>&lt;int:pk&gt;</text:p>
      <text:p text:style-name="P5">{</text:p>
      <text:p text:style-name="P5"><text:s text:c="4"/>"polls": </text:p>
      <text:p text:style-name="P5"><text:s text:c="8"/>{</text:p>
      <text:p text:style-name="P5"><text:s text:c="12"/>"poll_name": "This is a second",</text:p>
      <text:p text:style-name="P5"><text:s text:c="12"/>"start_date": "2020-09-01",</text:p>
      <text:p text:style-name="P5"><text:s text:c="12"/>"end_date": "2020-11-10",</text:p>
      <text:p text:style-name="P5"><text:s text:c="12"/>"description": "Test"</text:p>
      <text:p text:style-name="P5"><text:s text:c="8"/></text:p>
      <text:p text:style-name="P5"><text:s text:c="8"/>}</text:p>
      <text:p text:style-name="P5"><text:s text:c="6"/>}</text:p>
      <text:p text:style-name="P5">Изменение вопроса(PUT):</text:p>
      <text:p text:style-name="P5">Request url: <text:a xlink:type="simple" xlink:href="http://127.0.0.1:8000/api/questions/" text:style-name="Internet_20_link" text:visited-style-name="Visited_20_Internet_20_Link">http://127.0.0.1:8000/api/questions/</text:a>&lt;int:pk&gt;</text:p>
      <text:p text:style-name="P5">{</text:p>
      <text:p text:style-name="P5"><text:s text:c="4"/>"questions": </text:p>
      <text:p text:style-name="P5"><text:s text:c="8"/>{</text:p>
      <text:p text:style-name="P5"><text:s text:c="12"/>"question_text": "Testing update question",</text:p>
      <text:p text:style-name="P5"><text:s text:c="12"/>"question_type": "CO",</text:p>
      <text:p text:style-name="P5"><text:s text:c="12"/>"belong_to_poll": 3</text:p>
      <text:p text:style-name="P5"><text:s text:c="8"/>}</text:p>
      <text:p text:style-name="P5">}</text:p>
      <text:p text:style-name="P6">Изменение варианта вопроса <text:span text:style-name="T1">(только если </text:span>ответ на вопрос<text:span text:style-name="T1"> не требует введения текста пользователем):</text:span></text:p>
      <text:p text:style-name="P6">Request url <text:a xlink:type="simple" xlink:href="http://127.0.0.1:8000/api/questions/choices/option/" text:style-name="Internet_20_link" text:visited-style-name="Visited_20_Internet_20_Link">http://127.0.0.1:8000/api/questions/choices/option/</text:a>&lt;int:pk&gt;</text:p>
      <text:p text:style-name="P6">{</text:p>
      <text:p text:style-name="P6">"choices": </text:p>
      <text:p text:style-name="P6"><text:s text:c="2"/>{</text:p>
      <text:p text:style-name="P6">"choice_text": "Test update choice",</text:p>
      <text:p text:style-name="P6">"belong_to_question": 2</text:p>
      <text:p text:style-name="P6">}</text:p>
      <text:p text:style-name="P6"><text:s text:c="2"/>}</text:p>
      <text:p text:style-name="P11">Method DELETE</text:p>
      <text:p text:style-name="P9">Удаление опроса:</text:p>
      <text:p text:style-name="P10">Request url:</text:p>
      <text:p text:style-name="P10">http://127.0.0.1:8000/api/&lt;int:pk&gt;</text:p>
      <text:p text:style-name="P10">Удаление вопроса:</text:p>
      <text:p text:style-name="P10">Request url:</text:p>
      <text:p text:style-name="P10">http://127.0.0.1:8000/api/questions/&lt;int:pk&gt;</text:p>
      <text:p text:style-name="P10">Удаление варианта ответа из вопроса:</text:p>
      <text:p text:style-name="P10">Request url:</text:p>
      <text:p text:style-name="P10">http://127.0.0.1:8000/api/questions/choices/&lt;int:pk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19:41.479770701</meta:creation-date>
    <dc:date>2020-11-18T22:47:43.677693027</dc:date>
    <meta:editing-duration>PT56M2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80" meta:word-count="187" meta:character-count="2025" meta:non-whitespace-character-count="1658"/>
  </office:meta>
</office:document-meta>
</file>